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30000002F4A915F61E671D472.png" manifest:media-type="image/png"/>
  <manifest:file-entry manifest:full-path="Pictures/1000121800000D4500000445894BC3C78B940CBD.svg" manifest:media-type="image/svg+xml"/>
  <manifest:file-entry manifest:full-path="Pictures/10000201000000480000002FB46E6C60BD6DA6A0.png" manifest:media-type="image/png"/>
  <manifest:file-entry manifest:full-path="Pictures/10000201000000180000000D583511DFF56BA1F2.png" manifest:media-type="image/png"/>
  <manifest:file-entry manifest:full-path="Pictures/10000201000000480000002FC12B9ABA4D2B853C.png" manifest:media-type="image/png"/>
  <manifest:file-entry manifest:full-path="Pictures/1000066F00000233000001370BEE3CE42AC45D51.svg" manifest:media-type="image/svg+xml"/>
  <manifest:file-entry manifest:full-path="Pictures/100002010000000E000000108BCC46885064CD7B.png" manifest:media-type="image/png"/>
  <manifest:file-entry manifest:full-path="Pictures/10000ED60000068900000445FBFD87278F8DF202.svg" manifest:media-type="image/svg+xml"/>
  <manifest:file-entry manifest:full-path="Pictures/10000201000002C3000002C3623A9B4630A086BF.png" manifest:media-type="image/png"/>
  <manifest:file-entry manifest:full-path="Pictures/10000EF600000689000004450A1B77BF39E0DAA0.svg" manifest:media-type="image/svg+xml"/>
  <manifest:file-entry manifest:full-path="Pictures/100009C7000052AF000052AFD6E4A79B31230136.svg" manifest:media-type="image/svg+xml"/>
  <manifest:file-entry manifest:full-path="Pictures/100003620000014A0000016C113B79EC164D22A1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002cm" fo:min-width="0cm"/>
    </style:style>
    <style:style style:name="gr4" style:family="graphic" style:parent-style-name="objectwithoutfill">
      <style:graphic-properties svg:stroke-width="0.051cm" svg:stroke-color="#ff4000" draw:marker-start-width="0.279cm" draw:marker-end="Arrow" draw:marker-end-width="0.254cm" draw:fill="solid" draw:fill-color="#ff4000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4000" draw:marker-start-width="0.279cm" draw:marker-end="Arrow" draw:marker-end-width="0.254cm" draw:fill="solid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svg:stroke-color="#ff4000" draw:fill-color="#ff4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452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fill-color="#fa8159" draw:textarea-horizontal-align="justify" draw:textarea-vertical-align="middle" draw:auto-grow-height="false" fo:min-height="0.002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solid" draw:fill-color="#ff4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999999" fo:font-size="12pt" style:font-size-asian="12pt" style:font-size-complex="12pt"/>
    </style:style>
    <style:style style:name="P6" style:family="paragraph">
      <loext:graphic-properties draw:fill-color="#fa8159"/>
      <style:paragraph-properties fo:text-align="center"/>
    </style:style>
    <style:style style:name="T1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05cm" svg:y1="6.615cm" svg:x2="1.405cm" svg:y2="0.635cm">
          <text:p/>
        </draw:line>
        <draw:line draw:style-name="gr1" draw:text-style-name="P1" draw:layer="layout" svg:x1="1.401cm" svg:y1="6.604cm" svg:x2="9.598cm" svg:y2="6.604cm">
          <text:p/>
        </draw:line>
        <draw:frame draw:style-name="gr2" draw:text-style-name="P2" draw:layer="layout" svg:width="10.159cm" svg:height="10.159cm" svg:x="2.606cm" svg:y="1.778cm">
          <draw:image xlink:href="Pictures/100009C7000052AF000052AFD6E4A79B31230136.svg" xlink:type="simple" xlink:show="embed" xlink:actuate="onLoad" loext:mime-type="image/svg+xml">
            <text:p/>
          </draw:image>
          <draw:image xlink:href="Pictures/10000201000002C3000002C3623A9B4630A086BF.png" xlink:type="simple" xlink:show="embed" xlink:actuate="onLoad" loext:mime-type="image/png"/>
          <svg:title>Expression 1</svg:title>
        </draw:frame>
        <draw:frame draw:style-name="gr2" draw:text-style-name="P2" draw:layer="layout" svg:width="1.672cm" svg:height="1.092cm" svg:x="7.6cm" svg:y="3.6cm">
          <draw:image xlink:href="Pictures/10000EF600000689000004450A1B77BF39E0DAA0.svg" xlink:type="simple" xlink:show="embed" xlink:actuate="onLoad" loext:mime-type="image/svg+xml">
            <text:p/>
          </draw:image>
          <draw:image xlink:href="Pictures/10000201000000480000002FB46E6C60BD6DA6A0.png" xlink:type="simple" xlink:show="embed" xlink:actuate="onLoad" loext:mime-type="image/png"/>
        </draw:frame>
        <draw:frame draw:style-name="gr2" draw:text-style-name="P2" draw:layer="layout" svg:width="1.672cm" svg:height="1.092cm" svg:x="1.655cm" svg:y="3.632cm">
          <draw:image xlink:href="Pictures/10000ED60000068900000445FBFD87278F8DF202.svg" xlink:type="simple" xlink:show="embed" xlink:actuate="onLoad" loext:mime-type="image/svg+xml">
            <text:p/>
          </draw:image>
          <draw:image xlink:href="Pictures/10000201000000480000002FC12B9ABA4D2B853C.png" xlink:type="simple" xlink:show="embed" xlink:actuate="onLoad" loext:mime-type="image/png"/>
        </draw:frame>
        <draw:custom-shape draw:style-name="gr3" draw:text-style-name="P3" draw:layer="layout" svg:width="0.356cm" svg:height="0.356cm" svg:x="3.327cm" svg:y="3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7.01cm" svg:y="3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29cm" svg:height="0.363cm" svg:x="0.706cm" svg:y="3.638cm">
          <draw:image xlink:href="Pictures/100003620000014A0000016C113B79EC164D22A1.svg" xlink:type="simple" xlink:show="embed" xlink:actuate="onLoad" loext:mime-type="image/svg+xml">
            <text:p/>
          </draw:image>
          <draw:image xlink:href="Pictures/100002010000000E000000108BCC46885064CD7B.png" xlink:type="simple" xlink:show="embed" xlink:actuate="onLoad" loext:mime-type="image/png"/>
        </draw:frame>
        <draw:frame draw:style-name="gr2" draw:text-style-name="P2" draw:layer="layout" svg:width="0.562cm" svg:height="0.31cm" svg:x="5.183cm" svg:y="6.95cm">
          <draw:image xlink:href="Pictures/1000066F00000233000001370BEE3CE42AC45D51.svg" xlink:type="simple" xlink:show="embed" xlink:actuate="onLoad" loext:mime-type="image/svg+xml">
            <text:p/>
          </draw:image>
          <draw:image xlink:href="Pictures/10000201000000180000000D583511DFF56BA1F2.png" xlink:type="simple" xlink:show="embed" xlink:actuate="onLoad" loext:mime-type="image/png"/>
        </draw:frame>
        <draw:line draw:style-name="gr4" draw:text-style-name="P4" draw:layer="layout" svg:x1="3.556cm" svg:y1="3.81cm" svg:x2="4.064cm" svg:y2="4.826cm">
          <text:p/>
        </draw:line>
        <draw:line draw:style-name="gr5" draw:text-style-name="P1" draw:layer="layout" svg:x1="7.112cm" svg:y1="3.937cm" svg:x2="6.604cm" svg:y2="4.734cm">
          <text:p/>
        </draw:line>
        <draw:frame draw:style-name="gr6" draw:text-style-name="P3" draw:layer="layout" svg:width="3.396cm" svg:height="1.092cm" svg:x="3.565cm" svg:y="2.023cm">
          <draw:image xlink:href="Pictures/1000121800000D4500000445894BC3C78B940CBD.svg" xlink:type="simple" xlink:show="embed" xlink:actuate="onLoad" loext:mime-type="image/svg+xml">
            <text:p/>
          </draw:image>
          <draw:image xlink:href="Pictures/10000201000000930000002F4A915F61E671D472.png" xlink:type="simple" xlink:show="embed" xlink:actuate="onLoad" loext:mime-type="image/png"/>
        </draw:frame>
        <draw:frame draw:style-name="gr7" draw:text-style-name="P5" draw:layer="layout" svg:width="2.356cm" svg:height="0.725cm" svg:x="7.331cm" svg:y="5.575cm">
          <draw:text-box>
            <text:p><text:span text:style-name="T1">Minimum</text:span></text:p>
          </draw:text-box>
        </draw:frame>
        <draw:path draw:style-name="gr8" draw:text-style-name="P1" draw:layer="layout" svg:width="1.952cm" svg:height="1.784cm" draw:transform="skewX (-0.451865743341332) rotate (1.89490396889024) translate (6.0460877481395cm 7.48024868163858cm)" svg:viewBox="0 0 1953 1785" svg:d="M0 1785c1065 0 168-741 1019-1078 850-336 934-707 934-707">
          <text:p/>
        </draw:path>
        <draw:custom-shape draw:style-name="gr9" draw:text-style-name="P6" draw:layer="layout" svg:width="0.356cm" svg:height="0.356cm" svg:x="4.028cm" svg:y="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56cm" svg:height="0.356cm" svg:x="6.329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999999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9T15:31:46.576006200</meta:creation-date>
    <dc:date>2021-03-09T12:24:30.081546809</dc:date>
    <meta:editing-duration>PT1H35M5S</meta:editing-duration>
    <meta:editing-cycles>13</meta:editing-cycles>
    <meta:generator>LibreOffice/6.4.4.2$MacOSX_X86_64 LibreOffice_project/3d775be2011f3886db32dfd395a6a6d1ca2630ff</meta:generator>
    <meta:document-statistic meta:object-count="16"/>
  </office:meta>
</office:document-meta>
</file>